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16’(curr_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curr_t + 1 + ((I_rd_data</text:span>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+ 16’(curr_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curr_ba[8] ^ curr_ba[0] ? curr_t + 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I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(is_soft_brk ? B_mask : 8’h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irq_p | curr_p[I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8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00-00-00</text:date>, <text:time style:data-style-name="N2" text:time-value="00:50:39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6T02:03:44.423000000</dc:date>
    <meta:editing-duration>P7DT9H23M6S</meta:editing-duration>
    <meta:editing-cycles>628</meta:editing-cycles>
    <meta:generator>LibreOffice/7.1.2.2$Windows_X86_64 LibreOffice_project/8a45595d069ef5570103caea1b71cc9d82b2aae4</meta:generator>
    <meta:document-statistic meta:table-count="3" meta:cell-count="424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